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75a2"/>
    </style:style>
    <style:style style:name="P2" style:family="paragraph" style:parent-style-name="Standard">
      <style:text-properties officeooo:paragraph-rsid="0019b4a4"/>
    </style:style>
    <style:style style:name="P3" style:family="paragraph" style:parent-style-name="Standard">
      <style:text-properties officeooo:paragraph-rsid="001c0b40"/>
    </style:style>
    <style:style style:name="P4" style:family="paragraph" style:parent-style-name="Standard">
      <style:text-properties officeooo:paragraph-rsid="001dda8a"/>
    </style:style>
    <style:style style:name="P5" style:family="paragraph" style:parent-style-name="Standard">
      <style:text-properties officeooo:paragraph-rsid="001e25b9"/>
    </style:style>
    <style:style style:name="P6" style:family="paragraph" style:parent-style-name="Standard">
      <style:text-properties officeooo:paragraph-rsid="00230107"/>
    </style:style>
    <style:style style:name="P7" style:family="paragraph" style:parent-style-name="Standard">
      <style:text-properties officeooo:paragraph-rsid="0026754b"/>
    </style:style>
    <style:style style:name="P8" style:family="paragraph" style:parent-style-name="Standard">
      <style:text-properties officeooo:paragraph-rsid="00292140"/>
    </style:style>
    <style:style style:name="P9" style:family="paragraph" style:parent-style-name="Standard">
      <style:text-properties officeooo:paragraph-rsid="002b6a19"/>
    </style:style>
    <style:style style:name="P10" style:family="paragraph" style:parent-style-name="Standard">
      <style:text-properties officeooo:paragraph-rsid="002d7f65"/>
    </style:style>
    <style:style style:name="P11" style:family="paragraph" style:parent-style-name="Standard">
      <style:text-properties officeooo:paragraph-rsid="002ec606"/>
    </style:style>
    <style:style style:name="P12" style:family="paragraph" style:parent-style-name="Standard">
      <style:text-properties officeooo:paragraph-rsid="002fc61e"/>
    </style:style>
    <style:style style:name="P13" style:family="paragraph" style:parent-style-name="Standard">
      <style:text-properties officeooo:paragraph-rsid="00315581"/>
    </style:style>
    <style:style style:name="P14" style:family="paragraph" style:parent-style-name="Standard">
      <style:text-properties officeooo:paragraph-rsid="0035df71"/>
    </style:style>
    <style:style style:name="P15" style:family="paragraph" style:parent-style-name="Standard">
      <style:paragraph-properties fo:text-align="center" style:justify-single-word="false"/>
      <style:text-properties fo:font-size="14pt" fo:font-weight="bold" officeooo:rsid="001875a2" officeooo:paragraph-rsid="001875a2"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03717a6" officeooo:paragraph-rsid="003717a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fo:font-weight="bold" officeooo:rsid="002fc61e" officeooo:paragraph-rsid="003717a6" style:font-size-asian="14pt" style:font-weight-asian="bold" style:font-size-complex="14pt" style:font-weight-complex="bold"/>
    </style:style>
    <style:style style:name="P18" style:family="paragraph" style:parent-style-name="Standard">
      <style:text-properties officeooo:rsid="001875a2" officeooo:paragraph-rsid="001875a2"/>
    </style:style>
    <style:style style:name="P19" style:family="paragraph" style:parent-style-name="Standard">
      <style:text-properties officeooo:rsid="001abbe3" officeooo:paragraph-rsid="001abbe3"/>
    </style:style>
    <style:style style:name="P20" style:family="paragraph" style:parent-style-name="Standard">
      <style:text-properties officeooo:rsid="002a61dd" officeooo:paragraph-rsid="002a61dd"/>
    </style:style>
    <style:style style:name="P21" style:family="paragraph" style:parent-style-name="Standard">
      <style:text-properties officeooo:rsid="002ac086" officeooo:paragraph-rsid="002ac086"/>
    </style:style>
    <style:style style:name="P22" style:family="paragraph" style:parent-style-name="Standard">
      <style:text-properties officeooo:rsid="0019b4a4" officeooo:paragraph-rsid="001875a2"/>
    </style:style>
    <style:style style:name="P23" style:family="paragraph" style:parent-style-name="Standard">
      <style:text-properties officeooo:rsid="0019b4a4" officeooo:paragraph-rsid="0019b4a4"/>
    </style:style>
    <style:style style:name="P24" style:family="paragraph" style:parent-style-name="Standard">
      <style:text-properties officeooo:rsid="001c0b40" officeooo:paragraph-rsid="001c0b40"/>
    </style:style>
    <style:style style:name="P25" style:family="paragraph" style:parent-style-name="Standard">
      <style:text-properties officeooo:rsid="0020372f" officeooo:paragraph-rsid="0020372f"/>
    </style:style>
    <style:style style:name="P26" style:family="paragraph" style:parent-style-name="Standard">
      <style:text-properties officeooo:rsid="001e25b9" officeooo:paragraph-rsid="001c3018"/>
    </style:style>
    <style:style style:name="P27" style:family="paragraph" style:parent-style-name="Standard">
      <style:text-properties officeooo:rsid="001e25b9" officeooo:paragraph-rsid="001e25b9"/>
    </style:style>
    <style:style style:name="P28" style:family="paragraph" style:parent-style-name="Standard">
      <style:text-properties officeooo:rsid="001e25b9" officeooo:paragraph-rsid="00230107"/>
    </style:style>
    <style:style style:name="P29" style:family="paragraph" style:parent-style-name="Standard">
      <style:text-properties officeooo:rsid="001e25b9" officeooo:paragraph-rsid="0026754b"/>
    </style:style>
    <style:style style:name="P30" style:family="paragraph" style:parent-style-name="Standard">
      <style:text-properties officeooo:rsid="001e25b9" officeooo:paragraph-rsid="00292140"/>
    </style:style>
    <style:style style:name="P31" style:family="paragraph" style:parent-style-name="Standard">
      <style:text-properties officeooo:rsid="0020a340" officeooo:paragraph-rsid="0020a340"/>
    </style:style>
    <style:style style:name="P32" style:family="paragraph" style:parent-style-name="Standard">
      <style:text-properties officeooo:rsid="002138a9" officeooo:paragraph-rsid="002138a9"/>
    </style:style>
    <style:style style:name="P33" style:family="paragraph" style:parent-style-name="Standard">
      <style:text-properties officeooo:rsid="002138a9" officeooo:paragraph-rsid="002fc61e"/>
    </style:style>
    <style:style style:name="P34" style:family="paragraph" style:parent-style-name="Standard">
      <style:text-properties officeooo:rsid="00230107" officeooo:paragraph-rsid="00230107"/>
    </style:style>
    <style:style style:name="P35" style:family="paragraph" style:parent-style-name="Standard">
      <style:text-properties officeooo:rsid="002522ba" officeooo:paragraph-rsid="002522ba"/>
    </style:style>
    <style:style style:name="P36" style:family="paragraph" style:parent-style-name="Standard">
      <style:text-properties officeooo:rsid="0026754b" officeooo:paragraph-rsid="0026754b"/>
    </style:style>
    <style:style style:name="P37" style:family="paragraph" style:parent-style-name="Standard">
      <style:text-properties officeooo:rsid="0027ed66" officeooo:paragraph-rsid="0027ed66"/>
    </style:style>
    <style:style style:name="P38" style:family="paragraph" style:parent-style-name="Standard">
      <style:text-properties officeooo:rsid="00298e8a" officeooo:paragraph-rsid="00298e8a"/>
    </style:style>
    <style:style style:name="P39" style:family="paragraph" style:parent-style-name="Standard">
      <style:text-properties officeooo:rsid="002b6a19" officeooo:paragraph-rsid="002b6a19"/>
    </style:style>
    <style:style style:name="P40" style:family="paragraph" style:parent-style-name="Standard">
      <style:text-properties officeooo:rsid="002c1afe" officeooo:paragraph-rsid="002c1afe"/>
    </style:style>
    <style:style style:name="P41" style:family="paragraph" style:parent-style-name="Standard">
      <style:text-properties officeooo:rsid="002c1afe" officeooo:paragraph-rsid="002fc61e"/>
    </style:style>
    <style:style style:name="P42" style:family="paragraph" style:parent-style-name="Standard">
      <style:text-properties officeooo:rsid="002d7f65" officeooo:paragraph-rsid="002d7f65"/>
    </style:style>
    <style:style style:name="P43" style:family="paragraph" style:parent-style-name="Standard">
      <style:text-properties officeooo:rsid="002d7f65" officeooo:paragraph-rsid="00315581"/>
    </style:style>
    <style:style style:name="P44" style:family="paragraph" style:parent-style-name="Standard">
      <style:text-properties officeooo:rsid="002f965f" officeooo:paragraph-rsid="002f965f"/>
    </style:style>
    <style:style style:name="P45" style:family="paragraph" style:parent-style-name="Standard">
      <style:text-properties officeooo:rsid="00315581" officeooo:paragraph-rsid="00315581"/>
    </style:style>
    <style:style style:name="P46" style:family="paragraph" style:parent-style-name="Standard">
      <style:text-properties officeooo:rsid="0032ade8" officeooo:paragraph-rsid="0032ade8"/>
    </style:style>
    <style:style style:name="P47" style:family="paragraph" style:parent-style-name="Standard">
      <style:text-properties officeooo:rsid="003447e1" officeooo:paragraph-rsid="003447e1"/>
    </style:style>
    <style:style style:name="P48" style:family="paragraph" style:parent-style-name="Standard">
      <style:text-properties officeooo:rsid="0035df71" officeooo:paragraph-rsid="0035df71"/>
    </style:style>
    <style:style style:name="P49" style:family="paragraph" style:parent-style-name="Standard">
      <style:text-properties officeooo:rsid="002fc61e" officeooo:paragraph-rsid="002f965f"/>
    </style:style>
    <style:style style:name="P50" style:family="paragraph" style:parent-style-name="Standard">
      <style:text-properties officeooo:rsid="002fc61e" officeooo:paragraph-rsid="003717a6"/>
    </style:style>
    <style:style style:name="P51" style:family="paragraph" style:parent-style-name="Standard">
      <style:text-properties officeooo:rsid="002fc61e" officeooo:paragraph-rsid="002fc61e"/>
    </style:style>
    <style:style style:name="P52" style:family="paragraph" style:parent-style-name="Standard">
      <style:text-properties officeooo:paragraph-rsid="0037d449"/>
    </style:style>
    <style:style style:name="P53" style:family="paragraph" style:parent-style-name="Standard">
      <style:text-properties officeooo:paragraph-rsid="0039c797"/>
    </style:style>
    <style:style style:name="T1" style:family="text">
      <style:text-properties officeooo:rsid="001875a2"/>
    </style:style>
    <style:style style:name="T2" style:family="text">
      <style:text-properties officeooo:rsid="0019b4a4"/>
    </style:style>
    <style:style style:name="T3" style:family="text">
      <style:text-properties officeooo:rsid="001c0b40"/>
    </style:style>
    <style:style style:name="T4" style:family="text">
      <style:text-properties officeooo:rsid="001c3018"/>
    </style:style>
    <style:style style:name="T5" style:family="text">
      <style:text-properties officeooo:rsid="001dda8a"/>
    </style:style>
    <style:style style:name="T6" style:family="text">
      <style:text-properties officeooo:rsid="001e25b9"/>
    </style:style>
    <style:style style:name="T7" style:family="text">
      <style:text-properties officeooo:rsid="0020372f"/>
    </style:style>
    <style:style style:name="T8" style:family="text">
      <style:text-properties officeooo:rsid="0020a340"/>
    </style:style>
    <style:style style:name="T9" style:family="text">
      <style:text-properties officeooo:rsid="002138a9"/>
    </style:style>
    <style:style style:name="T10" style:family="text">
      <style:text-properties officeooo:rsid="00230107"/>
    </style:style>
    <style:style style:name="T11" style:family="text">
      <style:text-properties officeooo:rsid="0023b488"/>
    </style:style>
    <style:style style:name="T12" style:family="text">
      <style:text-properties officeooo:rsid="0026754b"/>
    </style:style>
    <style:style style:name="T13" style:family="text">
      <style:text-properties officeooo:rsid="0027ed66"/>
    </style:style>
    <style:style style:name="T14" style:family="text">
      <style:text-properties officeooo:rsid="00292140"/>
    </style:style>
    <style:style style:name="T15" style:family="text">
      <style:text-properties officeooo:rsid="002b6a19"/>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2b6a19"/>
    </style:style>
    <style:style style:name="T18" style:family="text">
      <style:text-properties officeooo:rsid="002d7f65"/>
    </style:style>
    <style:style style:name="T19" style:family="text">
      <style:text-properties officeooo:rsid="002ec606"/>
    </style:style>
    <style:style style:name="T20" style:family="text">
      <style:text-properties officeooo:rsid="002f965f"/>
    </style:style>
    <style:style style:name="T21" style:family="text">
      <style:text-properties officeooo:rsid="002fc61e"/>
    </style:style>
    <style:style style:name="T22" style:family="text">
      <style:text-properties officeooo:rsid="00315581"/>
    </style:style>
    <style:style style:name="T23" style:family="text">
      <style:text-properties officeooo:rsid="0035df71"/>
    </style:style>
    <style:style style:name="T24" style:family="text">
      <style:text-properties officeooo:rsid="003717a6"/>
    </style:style>
    <style:style style:name="T25" style:family="text">
      <style:text-properties officeooo:rsid="0037d449"/>
    </style:style>
    <style:style style:name="T26" style:family="text">
      <style:text-properties officeooo:rsid="0037d7ea"/>
    </style:style>
    <style:style style:name="T27" style:family="text">
      <style:text-properties officeooo:rsid="0039c797"/>
    </style:style>
    <style:style style:name="T28" style:family="text">
      <style:text-properties officeooo:rsid="003b92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sistency Check Testing</text:p>
      <text:p text:style-name="P16">Original version of this doc is stored in C:\C++ Programming\Testing\ folder.</text:p>
      <text:p text:style-name="P17"/>
      <text:p text:style-name="P18"/>
      <text:p text:style-name="P18">Use doc file: Tok Pisin fragment 1 John - WithErrors.xml, in project "TPI to Eng adaptations", and KB file "TPI to Eng adaptations - WithErrors.xml" but with the substring " - WithErrors" removed from the latter before use....</text:p>
      <text:p text:style-name="P18"/>
      <text:p text:style-name="P19">Note: do the tests, check the document is what it is supposed to be after each, but leave checking the doc's xml until all tests are done.</text:p>
      <text:p text:style-name="P19"/>
      <text:p text:style-name="P20">******** NOTE *******</text:p>
      <text:p text:style-name="P20">As much as possible, the incidence of an error will occur in the numbered order below, to simplify testing. However, it isn't possible in all circumestances. So some inconsistences will occur out of order:</text:p>
      <text:p text:style-name="P20">First: those involving the source text "mi" -- see item 5 below for details.</text:p>
      <text:p text:style-name="P20"/>
      <text:p text:style-name="P21">******** END NOTE *******</text:p>
      <text:p text:style-name="P19"/>
      <text:p text:style-name="P19">======================================================================</text:p>
      <text:p text:style-name="P18"/>
      <text:p text:style-name="P18">1. An automatically fixed (i.e. no dialog shows) flag error.</text:p>
      <text:p text:style-name="P18">User has a &lt;Not In KB&gt; entry in the KB, but the CSourcePhrase for it has both m_bNotInKB == TRUE (corretly), but also m_bHasKBEntry (incorrect).</text:p>
      <text:p text:style-name="P1"><text:span text:style-name="T1">At sequNum 4</text:span><text:span text:style-name="T2">, the document element:</text:span></text:p>
      <text:p text:style-name="P22"/>
      <text:p text:style-name="P23"><text:s text:c="2"/>&lt;S s="Pisin," k="Pisin" t="Pisin," a="Pisin"</text:p>
      <text:p text:style-name="P23"><text:s text:c="2"/>f="0000000000000000001011" sn="4" w="1" ty="11"</text:p>
      <text:p text:style-name="P23"><text:s text:c="2"/>fp=","&gt;</text:p>
      <text:p text:style-name="P23"><text:s text:c="2"/>&lt;/S&gt;</text:p>
      <text:p text:style-name="P23">The error is that the f=="" field has a 1 at the right hand end, it should be corrected to become 0.</text:p>
      <text:p text:style-name="P23">======================================================================</text:p>
      <text:p text:style-name="P23"/>
      <text:p text:style-name="P2"><text:span text:style-name="T2">2. </text:span><text:span text:style-name="T3">Another automatically fixed flag error. Adaptation exists in the KB entry, document's CSourcePhrase has m_bHasKBEntry FALSE <text:s/>(flag bit 1, 1-based counting) and it should be TRUE.</text:span></text:p>
      <text:p text:style-name="P24">At sequnum = 5, the doc element:</text:p>
      <text:p text:style-name="P24">&lt;S s="fragment" k="fragment" t="fragment" a="fragment"</text:p>
      <text:p text:style-name="P24"><text:s text:c="2"/>f="0000000000000000001000" sn="5" w="1" ty="11"&gt;</text:p>
      <text:p text:style-name="P3"><text:span text:style-name="T3"><text:s text:c="2"/>&lt;/S&gt;<text:line-break/></text:span><text:span text:style-name="T2">The error is that the f=="" field has a </text:span><text:span text:style-name="T3">0</text:span><text:span text:style-name="T2"> at the right hand end, it should be corrected to become </text:span><text:span text:style-name="T3">1</text:span><text:span text:style-name="T2">.</text:span></text:p>
      <text:p text:style-name="P24">======================================================================</text:p>
      <text:p text:style-name="P24"/>
      <text:p text:style-name="P52"><text:span text:style-name="T4">3. </text:span><text:span text:style-name="T5">User to fix this one</text:span><text:span text:style-name="T25">. Test source words near doc top: <text:s/>"dispela" &amp; two words later "long yupela" and <text:s/>two phrases later "yupela".</text:span></text:p>
      <text:p text:style-name="P52"><text:span text:style-name="T25">T</text:span><text:span text:style-name="T5">here are </text:span><text:span text:style-name="T25">four</text:span><text:span text:style-name="T5"> possible fixes, </text:span><text:span text:style-name="T25">but here we will just do three: </text:span><text:span text:style-name="T5">so 3a, 3b, </text:span><text:span text:style-name="T6">or </text:span><text:span text:style-name="T5">3c will fix with a different possibility - a different document source text word will be used each time (so that the test does not have to be run </text:span><text:span text:style-name="T6">more than once</text:span><text:span text:style-name="T5">).</text:span><text:span text:style-name="T6"> </text:span><text:span text:style-name="T25">The</text:span><text:span text:style-name="T6"> fourth possibility </text:span><text:span text:style-name="T25">we won't exercise in this test (i.e.</text:span><text:span text:style-name="T6"> the KB entry should actually be a &lt;Not In KB&gt; one --</text:span><text:span text:style-name="T25"> we will do this in separate tests with a different doc)</text:span><text:span text:style-name="T6">.</text:span></text:p>
      <text:p text:style-name="P25">The 3 possible fixes are 3a) <text:span text:style-name="T25">enter an empty adaptation</text:span>, or 3b) <text:span text:style-name="T25">leave a "hole" in the document (the deletion in the KB therefore remains)</text:span>, or 3c) type a<text:span text:style-name="T25">n </text:span>adaptation<text:span text:style-name="T25"> suitable for this location</text:span>.</text:p>
      <text:p text:style-name="P26"/>
      <text:p text:style-name="P4"><text:span text:style-name="T5">Adaptation exists in the KB entry, but the adaptation is a &lt;no adaptation&gt; one (ie. empty string), the </text:span><text:soft-page-break/><text:span text:style-name="T5">document's CSourcePhrase has flag m_bHasKBEntry TRUE, but the KB's CRefString has it's </text:span><text:span text:style-name="T5">m_bDeleted flag set TRUE.</text:span></text:p>
      <text:p text:style-name="P27">3a:</text:p>
      <text:p text:style-name="P31">The document CSourcePhrase is at sequNum 21 (notice, no adaptation here):</text:p>
      <text:p text:style-name="P31"><text:s text:c="2"/>&lt;S s="dispela" k="dispela"</text:p>
      <text:p text:style-name="P31"><text:s text:c="2"/>f="0000000000000000000001" sn="21" w="1" ty="1"&gt;</text:p>
      <text:p text:style-name="P31"><text:s text:c="2"/>&lt;/S&gt;</text:p>
      <text:p text:style-name="P5"><text:span text:style-name="T8">And f</text:span><text:span text:style-name="T6">or 3a, the KB record is:</text:span></text:p>
      <text:p text:style-name="P27"><text:s text:c="4"/>&lt;TU f="0" k="dispela"&gt;</text:p>
      <text:p text:style-name="P27"><text:s text:c="5"/>&lt;RS n="5" a="this" df="0"</text:p>
      <text:p text:style-name="P27"><text:s text:c="5"/>cDT="2012-11-05T03:21:29Z" wC="bwaters:BWATERS-XPS"/&gt;</text:p>
      <text:p text:style-name="P27"><text:s text:c="5"/>&lt;RS n="2" a="" df="1"</text:p>
      <text:p text:style-name="P27"><text:s text:c="5"/>cDT="2012-11-05T05:50:23Z" wC="bwaters:BWATERS-XPS"/&gt;</text:p>
      <text:p text:style-name="P27"><text:s text:c="3"/>&lt;/TU&gt;</text:p>
      <text:p text:style-name="P27">The error is in the second &lt;RS&gt; element, df="1" is an incompatibility. </text:p>
      <text:p text:style-name="P5"><text:span text:style-name="T6">Fix 3a by accepting the radio button at dialog top "</text:span><text:span text:style-name="T25">Enter an empty </text:span><text:span text:style-name="T6">adaptation</text:span><text:span text:style-name="T25"> in the knowledge base</text:span><text:span text:style-name="T6"> (</text:span><text:span text:style-name="T25">makes a &lt;no adaptation&gt;</text:span><text:span text:style-name="T6"> entry)</text:span><text:span text:style-name="T10">"</text:span><text:span text:style-name="T6">, and click OK.</text:span></text:p>
      <text:p text:style-name="P27"><text:tab/><text:tab/>------------------------------------------------------------------------</text:p>
      <text:p text:style-name="P27"/>
      <text:p text:style-name="P25">For 3b:</text:p>
      <text:p text:style-name="P32">The CSourcePhrase is at sequNum 23 (notice, no adaptation here):</text:p>
      <text:p text:style-name="P32"><text:s text:c="2"/>&lt;S s="long yupela." k="long yupela"</text:p>
      <text:p text:style-name="P32"><text:s text:c="2"/>f="0000000000000000100001" sn="23" w="2" ty="1"</text:p>
      <text:p text:style-name="P32"><text:s text:c="2"/>fp="."&gt; <text:s/>[stored original CSourcePhrase instances in this merger not shown here]</text:p>
      <text:p text:style-name="P32">And for 3b, the KB record is:</text:p>
      <text:p text:style-name="P34"><text:s text:c="4"/>&lt;TU f="0" k="long yupela"&gt;</text:p>
      <text:p text:style-name="P34"><text:s text:c="6"/>&lt;RS n="5" a="to you" df="0"</text:p>
      <text:p text:style-name="P34"><text:s text:c="6"/>cDT="2012-11-05T03:21:29Z" wC="bwaters:BWATERS-XPS"/&gt;</text:p>
      <text:p text:style-name="P34"><text:s text:c="6"/>&lt;RS n="2" a="" df="1"</text:p>
      <text:p text:style-name="P34"><text:s text:c="5"/>cDT="2012-11-05T05:55:23Z" wC="bwaters:BWATERS-XPS"/&gt;</text:p>
      <text:p text:style-name="P34"><text:s text:c="3"/>&lt;/TU&gt;</text:p>
      <text:p text:style-name="P28">The error is in the second &lt;RS&gt; element, df="1" is an incompatibility.</text:p>
      <text:p text:style-name="P6"><text:span text:style-name="T6">Fix 3</text:span><text:span text:style-name="T12">b</text:span><text:span text:style-name="T6"> by </text:span><text:span text:style-name="T10">clicking </text:span><text:span text:style-name="T25">the second radio button "Leave an empty "hole" in the document and make no knowledge base entry"</text:span><text:span text:style-name="T10">, </text:span><text:span text:style-name="T6">and click OK.</text:span></text:p>
      <text:p text:style-name="P35"><text:tab/><text:tab/>-------------------------------------------------------------------------</text:p>
      <text:p text:style-name="P35"/>
      <text:p text:style-name="P35">For 3c:</text:p>
      <text:p text:style-name="P7"><text:span text:style-name="T9">The CSourcePhrase is at sequNum 2</text:span><text:span text:style-name="T12">5</text:span><text:span text:style-name="T9"> (notice, no adaptation here):</text:span></text:p>
      <text:p text:style-name="P36"><text:s text:c="2"/>&lt;S s="yupela" k="yupela"</text:p>
      <text:p text:style-name="P36"><text:s text:c="2"/>f="0000000000000000000001" sn="25" w="1" ty="1"&gt;</text:p>
      <text:p text:style-name="P36"><text:s text:c="2"/>&lt;/S&gt;</text:p>
      <text:p text:style-name="P7"><text:span text:style-name="T9">And for 3</text:span><text:span text:style-name="T12">c</text:span><text:span text:style-name="T9">, the KB record is:</text:span></text:p>
      <text:p text:style-name="P36"><text:s text:c="4"/>&lt;TU f="0" k="yupela"&gt;</text:p>
      <text:p text:style-name="P36"><text:s text:c="6"/>&lt;RS n="6" a="you" df="0"</text:p>
      <text:p text:style-name="P36"><text:s text:c="6"/>cDT="2012-11-05T03:21:29Z" wC="bwaters:BWATERS-XPS"/&gt;</text:p>
      <text:p text:style-name="P36"><text:s text:c="6"/>&lt;RS n="2" a="" df="1"</text:p>
      <text:p text:style-name="P36"><text:s text:c="6"/>cDT="2012-11-05T03:22:29Z" wC="bwaters:BWATERS-XPS"/&gt;</text:p>
      <text:p text:style-name="P36"><text:s text:c="3"/>&lt;/TU&gt;</text:p>
      <text:p text:style-name="P29">The error is in the second &lt;RS&gt; element, df="1" is an incompatibility.</text:p>
      <text:p text:style-name="P7"><text:span text:style-name="T6">Fix 3</text:span><text:span text:style-name="T12">c</text:span><text:span text:style-name="T6"> by </text:span><text:span text:style-name="T10">clicking </text:span><text:span text:style-name="T26">the "Type adaptation" radio button,</text:span><text:span text:style-name="T12"> </text:span><text:span text:style-name="T26">and then in the box beside it</text:span><text:span text:style-name="T12"> type </text:span><text:span text:style-name="T26">whatever</text:span><text:span text:style-name="T12"> adaptation that you want"</text:span><text:span text:style-name="T10">, </text:span><text:span text:style-name="T6">and click OK.</text:span></text:p>
      <text:p text:style-name="P7"><text:span text:style-name="T10">This will put </text:span><text:span text:style-name="T12">whatever </text:span><text:span text:style-name="T26">you typed </text:span><text:span text:style-name="T10">as the adaptation in the document at sequNum 2</text:span><text:span text:style-name="T12">5</text:span><text:span text:style-name="T10">, and in the</text:span><text:span text:style-name="T11"> KB </text:span><text:span text:style-name="T12">a </text:span><text:soft-page-break/><text:span text:style-name="T12">new </text:span><text:span text:style-name="T11">CRefString </text:span><text:span text:style-name="T12">will be added with that meaning,</text:span><text:span text:style-name="T11"> and the deleted CRefString which caused the inconsistenc</text:span><text:span text:style-name="T12">y</text:span><text:span text:style-name="T11"> will remain as a harmless (deleted) orphan.</text:span></text:p>
      <text:p text:style-name="P37">======================================================================</text:p>
      <text:p text:style-name="P37"/>
      <text:p text:style-name="P53"><text:span text:style-name="T13">4.</text:span><text:span text:style-name="T14"> </text:span><text:span text:style-name="T4"><text:s/></text:span><text:span text:style-name="T5">User to fix this one</text:span><text:span text:style-name="T14">. </text:span><text:span text:style-name="T27">Source text phrase <text:s/>"Olsem na" (at several locations).</text:span></text:p>
      <text:p text:style-name="P53"><text:span text:style-name="T27">T</text:span><text:span text:style-name="T14">he document has one or more non-empty adaptations for this source phrase, and the user has used the KB Editor dialog to deliberately delete the adaptation in all locations it occurs. This makes every such location an inconsistency, because each location in the document will have m_bHasKBEntry set TRUE. Running the Consistency Check in this scenario is so that the user can then give a different adaptation or adaptations at one, or some of those document locations - thereby "splitting" and adaptation into different ones each of which is more suited contextually in the text that surrounds it.</text:span></text:p>
      <text:p text:style-name="P8"><text:span text:style-name="T7">The possible fixes are </text:span><text:span text:style-name="T14">to </text:span><text:span text:style-name="T7">accept the deletion</text:span><text:span text:style-name="T14"> (unlikely to be what the user wants, but since 3. has tested this option already, we need not do it again here)</text:span><text:span text:style-name="T7">, or </text:span><text:span text:style-name="T14">to do one of 1. 2. or 3. in the dialog. "Olsem na" occurs several times in this document, therefore in at least one place accept the listed adaptation "Therefore", and at least in one other place choose 3. and type "And so" instead. Since the document will reflect your action, you'll verify immediately and visually if the correct behaviour <text:s/>is happening.</text:span></text:p>
      <text:p text:style-name="P30"/>
      <text:p text:style-name="P8"><text:span text:style-name="T5">Adaptation exists in the KB entry, </text:span><text:span text:style-name="T14">and the adaptation is not an empty</text:span><text:span text:style-name="T5"> one, the document's CSourcePhrase has flag m_bHasKBEntry TRUE, but the KB's CRefString has it's m_bDeleted flag set TRUE.</text:span></text:p>
      <text:p text:style-name="P38">Each of the document's CSourcePhrase instances with this "Olsem na" source text will look like this at their start (stored original CSourcePhrase instances in the merger are not shown here):</text:p>
      <text:p text:style-name="P38"><text:s/>&lt;S s="Olsem na" k="Olsem na" t="Therefore" a="Therefore"</text:p>
      <text:p text:style-name="P38"><text:s text:c="2"/>f="0000000000000000000001" sn="45" w="2" ty="1"&gt;</text:p>
      <text:p text:style-name="P38">The KB entry has been made as follows by the user's explicit deletion of the adaptation "Therefore":</text:p>
      <text:p text:style-name="P38"><text:s text:c="4"/>&lt;TU f="0" k="Olsem na"&gt;</text:p>
      <text:p text:style-name="P38"><text:s text:c="6"/>&lt;RS n="6" a="Therefore" df="1"</text:p>
      <text:p text:style-name="P38"><text:s text:c="6"/>cDT="2012-11-05T03:21:29Z" wC="bwaters:BWATERS-XPS"/&gt;</text:p>
      <text:p text:style-name="P38"><text:s text:c="4"/>&lt;/TU&gt;</text:p>
      <text:p text:style-name="P38">The inconsistency here is that def="1" (the entry is deleted) but the document has m_bHasKBEntry set TRUE in each place in the document that "Olsem na" occurs.</text:p>
      <text:p text:style-name="P38">For your test, as recommended above, accept some "Therefore" adaptations, but at least in one place <text:s/>type an alternative meaning "And so" (or you could try a third, such as "It therefore follows that").</text:p>
      <text:p text:style-name="P39">=======================================================================</text:p>
      <text:p text:style-name="P39"/>
      <text:p text:style-name="P39">5. User to fix this one.<text:span text:style-name="T28"> <text:s/>Source text word <text:s/>"mi".</text:span></text:p>
      <text:p text:style-name="P39">For this inconsistency (it's rather unlikely to ever occur), the source text phrase has no adaptation in the document, but the flag m_bHasKBEntry is nevertheless TRUE. However, the CTargetUnit which would be expected to carry adaptations for this source text phrase, is not in the KB.</text:p>
      <text:p text:style-name="P39">To test this, the test document has the first 3 occurrences of source text "mi" unadapted, but these CSourcePhrase instances have m_bHasKBEntry set TRUE. These locations have sequence numbers 19, 37, 56.</text:p>
      <text:p text:style-name="P39">There are four possible fixes:</text:p>
      <text:p text:style-name="P39">a) Make the location a &lt;no adaptation&gt; one. That is, store an empty string as the adaptation, and keep m_bHasKBEntry with it's value of TRUE unchanged.</text:p>
      <text:p text:style-name="P39">b) Make the location a "hole" -- that is, leave it without an adaptation and make m_bHasKBEntry be FALSE.</text:p>
      <text:p text:style-name="P9"><text:span text:style-name="T15">c) Type a non-empty adaptation into the dialog's box. This retains the m_bHasKBEntry TRUE </text:span><text:span text:style-name="T15">value, and when the dialog is closed the typed adaptation appears in the document at that location.</text:span></text:p>
      <text:p text:style-name="P9"><text:span text:style-name="T15">d) Make the location a &lt;Not In KB&gt; one. </text:span><text:span text:style-name="T17">We </text:span><text:span text:style-name="T16">won't test this option</text:span> <text:span text:style-name="T15">here, because it <text:s/>would undo the </text:span><text:soft-page-break/><text:span text:style-name="T15">effects of any of the fixes a) b) or c). (We test it separately with a different document later.)</text:span></text:p>
      <text:p text:style-name="P32"/>
      <text:p text:style-name="P40">The document's CSourcePhrase record looks like this:</text:p>
      <text:p text:style-name="P40"><text:s text:c="2"/>&lt;S s="mi" k="mi"</text:p>
      <text:p text:style-name="P40"><text:s text:c="2"/>f="0000000000000000000001" sn="56" w="1" ty="1"&gt;</text:p>
      <text:p text:style-name="P40"><text:s text:c="2"/>&lt;/S&gt;</text:p>
      <text:p text:style-name="P42">The CTargetUnit instance doesn't exist in the KB, so I can't show it here.</text:p>
      <text:p text:style-name="P42"/>
      <text:p text:style-name="P42">Fix 5a: <text:s/>(at sequ number 19)</text:p>
      <text:p text:style-name="P42">When the dialog opens, accept the top radio button option:</text:p>
      <text:p text:style-name="P11"><text:span text:style-name="T18">"Enter an empty adaptation in the knowledge base (makes a &lt;no adaptation&gt; entry)" and then click OK. The document will then display no adaptation at that location, and the KB will receive a new CTargetUnit instance with a CRefString stored in it with it's m_translation member an empty string.</text:span><text:span text:style-name="T19"> The document's CSourcePhrase instance retains the m_bHasKBEntry value TRUE.</text:span></text:p>
      <text:p text:style-name="P42"><text:tab/><text:tab/>---------------------------------------------------------------------------</text:p>
      <text:p text:style-name="P42"/>
      <text:p text:style-name="P42">Fix 5b: (at sequ number 37)</text:p>
      <text:p text:style-name="P42">When the dialog opens, accept the second radio button option:</text:p>
      <text:p text:style-name="P42">"Leave an empty "hole" in the document and make no knowledge base entry", then click OK.</text:p>
      <text:p text:style-name="P10"><text:span text:style-name="T18">The document will then display no adaptation at that location, and the KB will not generate a new CRefString instance (although the CRefString instance created at 5a will remain, of course).</text:span><text:span text:style-name="T19"> Also, m_bHasKBEntry in the document's CSourcePhrase instance at this location will be given the value FALSE.</text:span></text:p>
      <text:p text:style-name="P42"><text:tab/><text:tab/>----------------------------------------------------------------------------</text:p>
      <text:p text:style-name="P42"/>
      <text:p text:style-name="P42">Fix 5c: <text:s/>(at sequ number 56)</text:p>
      <text:p text:style-name="P42">When the dialog opens, click "Type adaptation:" and then type a non-empty adaptation into the box immediately to the right. Then click OK. (The adaptation can be typed without clicking the radio button first.)</text:p>
      <text:p text:style-name="P10"><text:span text:style-name="T18">The document will then display the adaptation typed, at that location (sequ number 56); and a sibling CRefString instance storing the adaptation will be added to the CTargetUnit instance created at 5a above.</text:span><text:span text:style-name="T19"> The document's CSourcePhrase instance retains the m_bHasKBEntry value TRUE.</text:span></text:p>
      <text:p text:style-name="P44">=======================================================================</text:p>
      <text:p text:style-name="P44"/>
      <text:p text:style-name="P12"><text:span text:style-name="T20">6.</text:span><text:span text:style-name="T21"> </text:span><text:span text:style-name="T15">User to fix this one.</text:span><text:span text:style-name="T28"> <text:s/>Source text word "raitim".</text:span></text:p>
      <text:p text:style-name="P12"><text:span text:style-name="T15">For this inconsistency (it's rather unlikely to ever occur), the source text phrase has </text:span><text:span text:style-name="T21">an </text:span><text:span text:style-name="T15">adaptation in the document, </text:span><text:span text:style-name="T21">and </text:span><text:span text:style-name="T15">the flag m_bHasKBEntry is TRUE. However, the CTargetUnit which would be expected to carry </text:span><text:span text:style-name="T21">the adaptation in the KB,</text:span><text:span text:style-name="T15"> for this source text phrase, is </text:span><text:span text:style-name="T21">absent</text:span><text:span text:style-name="T15">.</text:span></text:p>
      <text:p text:style-name="P13"><text:span text:style-name="T15">To test this, </text:span><text:span text:style-name="T22">the "raitim" source text at sequNum 20 will be generate an inconsistency because there is no CTargetUnit, but the document's CSourcePhrase instance has at that location</text:span><text:span text:style-name="T15"> m_bHasKBEntry set TRUE.</text:span></text:p>
      <text:p text:style-name="P12"><text:span text:style-name="T15">There are </text:span><text:span text:style-name="T21">two</text:span><text:span text:style-name="T15"> possible fixes:</text:span></text:p>
      <text:p text:style-name="P12"><text:span text:style-name="T15">a) </text:span><text:span text:style-name="T22">Store the displayed adaptation in the KB;</text:span><text:span text:style-name="T15"> and keep m_bHasKBEntry with it's value of TRUE unchanged.</text:span></text:p>
      <text:p text:style-name="P12"><text:span text:style-name="T15">d) Make the location a &lt;Not In KB&gt; one. </text:span><text:span text:style-name="T17">We </text:span><text:span text:style-name="T16">won't test this option</text:span> <text:span text:style-name="T15">here, because it <text:s/>would undo the effects of the</text:span><text:span text:style-name="T22"> a)</text:span><text:span text:style-name="T15"> fix. (We test it separately with a different document later.)</text:span></text:p>
      <text:p text:style-name="P33"/>
      <text:p text:style-name="P41">The document's CSourcePhrase record looks like this:</text:p>
      <text:p text:style-name="P45"><text:s text:c="2"/>&lt;S s="raitim" k="raitim" t="am writing" a="am writing"</text:p>
      <text:p text:style-name="P45"><text:s text:c="2"/>f="0000000000000000000001" sn="20" w="1" ty="1"&gt;</text:p>
      <text:p text:style-name="P45"><text:s text:c="2"/>&lt;/S&gt;</text:p>
      <text:p text:style-name="P43">The CTargetUnit instance doesn't exist in the KB, so I can't show it here.</text:p>
      <text:p text:style-name="P46"><text:soft-page-break/>Fix 6a:</text:p>
      <text:p text:style-name="P46">When the dialog opens (for the first time showing this error), take the top radio button option:</text:p>
      <text:p text:style-name="P46">"Store the adaptation in the knowledge base in the normal way" and then click OK button.</text:p>
      <text:p text:style-name="P46">Then the KB will have a new CTargetUnit created, with a single CRefString instance stored in it which contains the meaning "am writing"."</text:p>
      <text:p text:style-name="P46"/>
      <text:p text:style-name="P46">***NOTE*** <text:s/>There are other occurrences of source text "raitim" in the document. This would be a good time to click the checkbox ind the dialog, "Auto-fix later instances in the same way". If the auto-fix feature does it's job, 5 other potential showings of this dialog to fix a "raitim" entry will not appear in the rest of the check. If that box is not clicked at all, the dialog asking for a fix for this inconsistency will open 6 different times.</text:p>
      <text:p text:style-name="P47">======================================================================</text:p>
      <text:p text:style-name="P47"/>
      <text:p text:style-name="P48">That's all for this test.</text:p>
      <text:p text:style-name="P48"/>
      <text:p text:style-name="P48">A similar one for &lt;Not In KB&gt; entries will be done with a new copy of the document and KB prepared for that type of inconsistences.</text:p>
      <text:p text:style-name="P48"/>
      <text:p text:style-name="P48">This document completed on 5th Nov 2012.</text:p>
      <text:p text:style-name="P48"/>
      <text:p text:style-name="P14"><text:span text:style-name="T23">Keep </text:span><text:span text:style-name="T24">a copy of </text:span><text:span text:style-name="T23">this document with the data prepared for doing the above tests!!!</text:span></text:p>
      <text:p text:style-name="P49"/>
      <text:p text:style-name="P50"/>
      <text:p text:style-name="P49"/>
      <text:p text:style-name="P49"/>
      <text:p text:style-name="P51"/>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15:22:34.87</meta:creation-date>
    <dc:date>2012-11-07T10:41:28.43</dc:date>
    <meta:editing-duration>PT6H19M45S</meta:editing-duration>
    <meta:editing-cycles>32</meta:editing-cycles>
    <meta:generator>LibreOffice/3.6$Windows_x86 LibreOffice_project/e29a214-2bbed72-0621de6-a97528c-8f066d</meta:generator>
    <meta:document-statistic meta:table-count="0" meta:image-count="0" meta:object-count="0" meta:page-count="5" meta:paragraph-count="136" meta:word-count="1963" meta:character-count="12820" meta:non-whitespace-character-count="10815"/>
  </office:meta>
</office:document-meta>
</file>